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a0f" officeooo:paragraph-rsid="00127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chrisjean.com/fix-apt-get-update-the-following-signatures-couldnt-be-verified-because-the-public-key-is-not-available/" text:style-name="Internet_20_link" text:visited-style-name="Visited_20_Internet_20_Link">https://chrisjean.com/fix-apt-get-update-the-following-signatures-couldnt-be-verified-because-the-public-key-is-not-available/</text:a></text:p>
      <text:p text:style-name="Standard"/>
      <text:p text:style-name="P1">Error: W: An error occurred during the signature verification. The repository is not updated and the previous index files will be used. GPG error: http://packages.ros.org/ros/ubuntu bionic InRelease: The following signatures couldn't be verified because the public key is not available: NO_PUBKEY F42ED6FBAB17C654</text:p>
      <text:p text:style-name="P1">W: Failed to fetch http://packages.ros.org/ros/ubuntu/dists/bionic/InRelease <text:s/>The following signatures couldn't be verified because the public key is not available: NO_PUBKEY F42ED6FBAB17C654</text:p>
      <text:p text:style-name="P1">W: Some index files failed to download. They have been ignored, or old ones used instead.</text:p>
      <text:p text:style-name="P1"/>
      <text:p text:style-name="P1">Fix: yew@yew-desktop:~/catkin_ws$ sudo apt-key adv --keyserver keyserver.ubuntu.com --recv-keys F42ED6FBAB17C654</text:p>
      <text:p text:style-name="P1">yew@yew-desktop:~/catkin_ws$ sudo apt-get update –fix-missing</text:p>
      <text:p text:style-name="P1">yew@yew-desktop:~/catkin_ws$ sudo -H apt-get install ros-melodic-effort-controllers</text:p>
      <text:p text:style-name="P1"/>
      <text:p text:style-name="P1">Output: Executing: /tmp/apt-key-gpghome.eq3JL52WXU/gpg.1.sh --keyserver keyserver.ubuntu.com --recv-keys F42ED6FBAB17C654</text:p>
      <text:p text:style-name="P1">gpg: key F42ED6FBAB17C654: public key "Open Robotics &lt;info@osrfoundation.org&gt;" imported</text:p>
      <text:p text:style-name="P1">gpg: Total number processed: 1</text:p>
      <text:p text:style-name="P1">gpg: <text:s text:c="14"/>imported: 1</text:p>
      <text:p text:style-name="P1"/>
      <text:p text:style-name="P1"/>
      <text:p text:style-name="P1"/>
      <text:p text:style-name="P1"/>
      <text:p text:style-name="P1"><text:a xlink:type="simple" xlink:href="http://www.iasptk.com/ubuntu-fix-broken-package-best-solution/" text:style-name="Internet_20_link" text:visited-style-name="Visited_20_Internet_20_Link">http://www.iasptk.com/ubuntu-fix-broken-package-best-solution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2:06:58.589422005</meta:creation-date>
    <dc:date>2019-06-10T02:11:55.399728760</dc:date>
    <meta:editing-duration>PT4M58S</meta:editing-duration>
    <meta:editing-cycles>1</meta:editing-cycles>
    <meta:generator>LibreOffice/6.0.7.3$Linux_AARCH64 LibreOffice_project/00m0$Build-3</meta:generator>
    <meta:document-statistic meta:table-count="0" meta:image-count="0" meta:object-count="0" meta:page-count="1" meta:paragraph-count="12" meta:word-count="128" meta:character-count="1305" meta:non-whitespace-character-count="1178"/>
  </office:meta>
</office:document-meta>
</file>